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1342656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rc-title">
      <style:graphic-properties draw:fill-color="#ffffff" fo:min-height="3.256cm"/>
    </style:style>
    <style:style style:name="pr2" style:family="presentation" style:parent-style-name="arc-subtitle">
      <style:graphic-properties draw:fill-color="#ffffff" fo:min-height="13.609cm"/>
    </style:style>
    <style:style style:name="pr3" style:family="presentation" style:parent-style-name="arc-notes">
      <style:graphic-properties draw:fill-color="#ffffff" draw:auto-grow-height="true" fo:min-height="13.365cm"/>
    </style:style>
    <style:style style:name="pr4" style:family="presentation" style:parent-style-name="arc-title">
      <style:graphic-properties draw:fill-color="#ffffff" draw:auto-grow-height="true" fo:min-height="3.507cm"/>
    </style:style>
    <style:style style:name="pr5" style:family="presentation" style:parent-style-name="arc-outline1" style:list-style-name="L2">
      <style:graphic-properties draw:fill-color="#ffffff" draw:auto-grow-height="true" fo:min-height="13.86cm"/>
    </style:style>
    <style:style style:name="pr6" style:family="presentation" style:parent-style-name="arc-notes">
      <style:graphic-properties draw:fill-color="#ffffff" fo:min-height="13.114cm"/>
    </style:style>
    <style:style style:name="pr7" style:family="presentation" style:parent-style-name="arc-outline1" style:list-style-name="L2">
      <style:graphic-properties draw:fill-color="#ffffff" fo:min-height="13.609cm"/>
    </style:style>
    <style:style style:name="pr8" style:family="presentation" style:parent-style-name="arc-outline1" style:list-style-name="L2">
      <style:graphic-properties draw:fill-color="#ffffff" fo:min-height="13.609cm"/>
    </style:style>
    <style:style style:name="pr9" style:family="presentation" style:parent-style-name="arc-outline1" style:list-style-name="L2">
      <style:graphic-properties draw:fill-color="#ffffff" fo:min-height="13.609cm"/>
    </style:style>
    <style:style style:name="pr10" style:family="presentation" style:parent-style-name="arc-outline1" style:list-style-name="L2">
      <style:graphic-properties draw:fill-color="#ffffff" fo:min-height="13.609cm"/>
    </style:style>
    <style:style style:name="pr11" style:family="presentation" style:parent-style-name="arc-outline1" style:list-style-name="L2">
      <style:graphic-properties draw:fill-color="#ffffff" fo:min-height="13.609cm"/>
    </style:style>
    <style:style style:name="pr12" style:family="presentation" style:parent-style-name="arc-outline1" style:list-style-name="L2">
      <style:graphic-properties draw:fill-color="#ffffff" fo:min-height="13.609cm"/>
    </style:style>
    <style:style style:name="pr13" style:family="presentation" style:parent-style-name="arc-outline1" style:list-style-name="L2">
      <style:graphic-properties draw:fill-color="#ffffff" fo:min-height="13.609cm"/>
    </style:style>
    <style:style style:name="pr14" style:family="presentation" style:parent-style-name="arc-outline1" style:list-style-name="L2">
      <style:graphic-properties draw:fill-color="#ffffff" fo:min-height="13.609cm"/>
    </style:style>
    <style:style style:name="pr15" style:family="presentation" style:parent-style-name="arc-outline1">
      <style:graphic-properties draw:fill-color="#ffffff" fo:min-height="13.609cm"/>
    </style:style>
    <style:style style:name="pr16" style:family="presentation" style:parent-style-name="arc-outline1" style:list-style-name="L2">
      <style:graphic-properties draw:fill-color="#ffffff" fo:min-height="13.609cm"/>
    </style:style>
    <style:style style:name="pr17" style:family="presentation" style:parent-style-name="arc-outline1" style:list-style-name="L2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true" fo:margin-left="1.2cm" fo:margin-right="0cm" fo:text-indent="-0.9cm"/>
    </style:style>
    <style:style style:name="P3" style:family="paragraph">
      <style:paragraph-properties text:enable-numbering="true"/>
    </style:style>
    <style:style style:name="P4" style:family="paragraph">
      <style:paragraph-properties fo:margin-left="1.2cm" fo:margin-right="0cm" fo:text-indent="-0.9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rc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harpScrabble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A multi-agent implementation of the classic word game, Scrabble</text:p>
            <text:p text:style-name="P1"/>
            <text:p text:style-name="P1"/>
            <text:p text:style-name="P1"/>
            <text:p text:style-name="P1"/>
            <text:p text:style-name="P1"/>
            <text:p text:style-name="P1">Tim Goric, Will Sanville, and Matt Simm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arc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bout the Game of Scrabble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Typically 2-4 players</text:p>
              </text:list-item>
              <text:list-item>
                <text:p text:style-name="P1">Players attempt to create intersecting words on a 15x15 playing surface and out-score all other players before all letters are gone</text:p>
              </text:list-item>
              <text:list-item>
                <text:p text:style-name="P1">Players have up to 7 letters at a time, randomly selected from a bag at each turn</text:p>
              </text:list-item>
              <text:list-item>
                <text:p text:style-name="P1">100 tiles in standard Scrabble</text:p>
                <text:list>
                  <text:list-item>
                    <text:p text:style-name="P1">98 letters</text:p>
                  </text:list-item>
                  <text:list-item>
                    <text:p text:style-name="P1">2 blanks (wildcard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About Our Implementation</text:p>
          </draw:text-box>
        </draw:frame>
        <draw:frame presentation:style-name="pr7" draw:text-style-name="P3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text:style-name="P1">Game State / Game Engine</text:p>
                <text:list>
                  <text:list-item>
                    <text:p text:style-name="P1">F# .NET 4.0</text:p>
                    <text:list>
                      <text:list-item>
                        <text:p text:style-name="P1">.NET functional programming language</text:p>
                      </text:list-item>
                    </text:list>
                  </text:list-item>
                </text:list>
              </text:list-item>
              <text:list-item>
                <text:p text:style-name="P1">Dictionary</text:p>
                <text:list>
                  <text:list-item>
                    <text:p text:style-name="P1">F# 4.0</text:p>
                  </text:list-item>
                  <text:list-item>
                    <text:p text:style-name="P1">Official Dictionary containing ~179,000 words</text:p>
                  </text:list-item>
                </text:list>
              </text:list-item>
              <text:list-item>
                <text:p text:style-name="P1">User Interface</text:p>
                <text:list>
                  <text:list-item>
                    <text:p text:style-name="P1">C# 4.0</text:p>
                  </text:list-item>
                  <text:list-item>
                    <text:p text:style-name="P1">WP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he Scrabble Environment</text:p>
          </draw:text-box>
        </draw:frame>
        <draw:frame presentation:style-name="pr8" draw:text-style-name="P3" draw:layer="layout" svg:width="25.199cm" svg:height="15.253cm" svg:x="1.4cm" svg:y="4.914cm" presentation:class="outline" presentation:user-transformed="true">
          <draw:text-box>
            <text:list text:style-name="L2">
              <text:list-item>
                <text:p text:style-name="P1">Partially Observable</text:p>
                <text:list>
                  <text:list-item>
                    <text:p text:style-name="P1">Players/Agents can not see other players' tiles</text:p>
                  </text:list-item>
                  <text:list-item>
                    <text:p text:style-name="P1">Remaining Tiles left in bag are not observable</text:p>
                  </text:list-item>
                  <text:list-item>
                    <text:p text:style-name="P1">Board state and players' own tiles are fully observable at all times.</text:p>
                  </text:list-item>
                </text:list>
              </text:list-item>
              <text:list-item>
                <text:p text:style-name="P1">Deterministic</text:p>
                <text:list>
                  <text:list-item>
                    <text:p text:style-name="P1">A player knows what will happen when they place tiles or Pass</text:p>
                  </text:list-item>
                  <text:list-item>
                    <text:p text:style-name="P1">When replenishing tiles or dumping letters, the resulting letters are unknown</text:p>
                    <text:list>
                      <text:list-item>
                        <text:p text:style-name="P1">Unless there are sufficiently few tiles left in the b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crabble Environment (contd.)</text:p>
          </draw:text-box>
        </draw:frame>
        <draw:frame presentation:style-name="pr9" draw:text-style-name="P3" draw:layer="layout" svg:width="25.199cm" svg:height="15.369cm" svg:x="1.4cm" svg:y="4.914cm" presentation:class="outline" presentation:user-transformed="true">
          <draw:text-box>
            <text:list text:style-name="L2">
              <text:list-item>
                <text:p text:style-name="P1">Multi-agent</text:p>
                <text:list>
                  <text:list-item>
                    <text:p text:style-name="P1">2-4 agents or human players</text:p>
                  </text:list-item>
                  <text:list-item>
                    <text:p text:style-name="P1">Typically competitive agents</text:p>
                  </text:list-item>
                </text:list>
              </text:list-item>
              <text:list-item>
                <text:p text:style-name="P1">Static</text:p>
                <text:list>
                  <text:list-item>
                    <text:p text:style-name="P1">While a player is taking their turn, the game state does not change until an action is performed</text:p>
                  </text:list-item>
                </text:list>
              </text:list-item>
              <text:list-item>
                <text:p text:style-name="P1">Discrete</text:p>
                <text:list>
                  <text:list-item>
                    <text:p text:style-name="P1">Technically, while gigantic in size, there is a finite set of possible states</text:p>
                    <text:list>
                      <text:list-item>
                        <text:p text:style-name="P1">100 separate tiles, with 27 distinct values, placed in variable length word sequences on a 15x15 boar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Player Strategy</text:p>
          </draw:text-box>
        </draw:frame>
        <draw:frame presentation:style-name="pr10" draw:text-style-name="P3" draw:layer="layout" svg:width="25.199cm" svg:height="15.538cm" svg:x="1.4cm" svg:y="4.914cm" presentation:class="outline" presentation:user-transformed="true">
          <draw:text-box>
            <text:list text:style-name="L2">
              <text:list-item>
                <text:p text:style-name="P1">Most Typical -- ( Brute-Force )</text:p>
                <text:list>
                  <text:list-item>
                    <text:p text:style-name="P1">Make the highest scoring word possible, taking advantage of modifier squares</text:p>
                  </text:list-item>
                  <text:list-item>
                    <text:p text:style-name="P1">Do not take into account any future moves of other players</text:p>
                  </text:list-item>
                </text:list>
              </text:list-item>
              <text:list-item>
                <text:p text:style-name="P1">Other Strategies</text:p>
                <text:list>
                  <text:list-item>
                    <text:p text:style-name="P1">Defensive play</text:p>
                    <text:list>
                      <text:list-item>
                        <text:p text:style-name="P1">Attempt to reduce opponents' chances of playing likely words or keeping opponents' away from multipliers</text:p>
                      </text:list-item>
                      <text:list-item>
                        <text:p text:style-name="P1">Utility function takes into account minimizing that of the opponents' utilities</text:p>
                      </text:list-item>
                      <text:list-item>
                        <text:p text:style-name="P1">Short words (2 and 3 letter) accomplish bo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Player Strategy (contd.)</text:p>
          </draw:text-box>
        </draw:frame>
        <draw:frame presentation:style-name="pr11" draw:text-style-name="P3" draw:layer="layout" svg:width="25.199cm" svg:height="15.658cm" svg:x="1.4cm" svg:y="4.914cm" presentation:class="outline" presentation:user-transformed="true">
          <draw:text-box>
            <text:list text:style-name="L2">
              <text:list-item>
                <text:p text:style-name="P1">Look ahead</text:p>
                <text:list>
                  <text:list-item>
                    <text:p text:style-name="P1">Attempt to figure out what might happen in the next <text:span text:style-name="T1">n</text:span><text:span text:style-name="T2"> turns</text:span></text:p>
                  </text:list-item>
                  <text:list-item>
                    <text:p text:style-name="P1"><text:span text:style-name="T2">Try to anticipate what words opponents might play and what state the board will be in when your next turn starts</text:span></text:p>
                  </text:list-item>
                  <text:list-item>
                    <text:p text:style-name="P1"><text:span text:style-name="T1">Unless the tile bag is close to empty, this is very difficult</text:span></text:p>
                    <text:list>
                      <text:list-item>
                        <text:p text:style-name="P1"><text:span text:style-name="T2">In a 4 player game, there are 21 player tiles unknown to each player, not even taking into account the tiles left in the bag</text:span></text:p>
                      </text:list-item>
                      <text:list-item>
                        <text:p text:style-name="P1"><text:span text:style-name="T2">Calculating all of the various positions and intersections adds additional complexit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Other Potential Utilities/Rewards</text:p>
          </draw:text-box>
        </draw:frame>
        <draw:frame presentation:style-name="pr12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Games aren't just about winning</text:p>
              </text:list-item>
              <text:list-item>
                <text:p text:style-name="P1">Amusing words or sequences</text:p>
                <text:list>
                  <text:list-item>
                    <text:p text:style-name="P1">Human players might play a word that is not necessarily maximal scoring in favor of a higher entertainment value</text:p>
                  </text:list-item>
                </text:list>
              </text:list-item>
              <text:list-item>
                <text:p text:style-name="P1">Cooperative agents/players</text:p>
                <text:list>
                  <text:list-item>
                    <text:p text:style-name="P1">Players might cooperate to minimize another player's or agent's score</text:p>
                    <text:list>
                      <text:list-item>
                        <text:p text:style-name="P1">Maybe Players 1-3 don't like Player 4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Demos</text:p>
          </draw:text-box>
        </draw:frame>
        <draw:frame presentation:style-name="pr13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Multiple Humans </text:p>
                <text:list>
                  <text:list-item>
                    <text:p text:style-name="P1">Few turns (to show UI/Game/Engine basics)</text:p>
                  </text:list-item>
                </text:list>
              </text:list-item>
              <text:list-item>
                <text:p text:style-name="P1">Human vs. Agent(s)</text:p>
              </text:list-item>
              <text:list-item>
                <text:p text:style-name="P1">Agent(s) vs. Agent(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Our Agent Utility Functions</text:p>
          </draw:text-box>
        </draw:frame>
        <draw:frame presentation:style-name="pr1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Mostly Brute-Force</text:p>
                <text:list>
                  <text:list-item>
                    <text:p text:style-name="P1">It turns out Score is king</text:p>
                  </text:list-item>
                  <text:list-item>
                    <text:p text:style-name="P1">Typically maximizes outcomes</text:p>
                  </text:list-item>
                </text:list>
              </text:list-item>
              <text:list-item>
                <text:p text:style-name="P1">Other considerations</text:p>
                <text:list>
                  <text:list-item>
                    <text:p text:style-name="P1">Rack management</text:p>
                    <text:list>
                      <text:list-item>
                        <text:p text:style-name="P1">Don't leave yourself with a tray full of vowels</text:p>
                      </text:list-item>
                    </text:list>
                  </text:list-item>
                  <text:list-item>
                    <text:p text:style-name="P1">Modifier Squares</text:p>
                    <text:list>
                      <text:list-item>
                        <text:p text:style-name="P1">Save high-scoring tiles for play on letter or word multipli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Data to support previous slide</text:p>
          </draw:text-box>
        </draw:frame>
        <draw:frame presentation:style-name="pr15" draw:layer="layout" svg:width="25.199cm" svg:height="13.609cm" svg:x="1.4cm" svg:y="4.914cm" presentation:class="outline" presentation:user-transformed="true">
          <draw:text-box>
            <text:p text:style-name="P4">//TODO:Run some samples and test outcome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 text:style-name="P1">Other Games We Considered<text:line-break/>(and why we didn't pick them)</text:p>
          </draw:text-box>
        </draw:frame>
        <draw:frame presentation:style-name="pr1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Connect 4</text:p>
                <text:list>
                  <text:list-item>
                    <text:p text:style-name="P1">Too simple, known to be solvable</text:p>
                  </text:list-item>
                </text:list>
              </text:list-item>
              <text:list-item>
                <text:p text:style-name="P1">Chess</text:p>
                <text:list>
                  <text:list-item>
                    <text:p text:style-name="P1">Too well documented, it's already been done</text:p>
                  </text:list-item>
                </text:list>
              </text:list-item>
              <text:list-item>
                <text:p text:style-name="P1">Stratego</text:p>
                <text:list>
                  <text:list-item>
                    <text:p text:style-name="P1">Board setup makes initial branching factor too large to man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Lessons Learned</text:p>
          </draw:text-box>
        </draw:frame>
        <draw:frame presentation:style-name="pr17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Chance nodes / Randomization causes very large increases in complexity</text:p>
              </text:list-item>
              <text:list-item>
                <text:p text:style-name="P1">In the interest of time, we should have picked an open-source game implementation and added AI</text:p>
                <text:list>
                  <text:list-item>
                    <text:p text:style-name="P1">Too much time spent creating engine and UI</text:p>
                  </text:list-item>
                </text:list>
              </text:list-item>
              <text:list-item>
                <text:p text:style-name="P1">Sometimes the simple and most obvious approach works the b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31A0000025313426560.pn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rc-background" style:family="presentation">
      <style:graphic-properties draw:stroke="none" draw:fill="bitmap" draw:fill-image-name="background" style:repeat="stretch"/>
      <style:text-properties style:letter-kerning="true"/>
    </style:style>
    <style:style style:name="ar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r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rc-outline1" style:family="presentation">
      <style:graphic-properties draw:stroke="none" draw:fill="none">
        <text:list-style style:name="ar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rc-outline2" style:family="presentation" style:parent-style-name="arc-outline1">
      <style:paragraph-properties fo:margin-top="0cm" fo:margin-bottom="0.4cm"/>
      <style:text-properties fo:font-size="28pt" style:font-size-asian="28pt" style:font-size-complex="28pt"/>
    </style:style>
    <style:style style:name="arc-outline3" style:family="presentation" style:parent-style-name="arc-outline2">
      <style:paragraph-properties fo:margin-top="0cm" fo:margin-bottom="0.3cm"/>
      <style:text-properties fo:font-size="24pt" style:font-size-asian="24pt" style:font-size-complex="24pt"/>
    </style:style>
    <style:style style:name="arc-outline4" style:family="presentation" style:parent-style-name="arc-outline3">
      <style:paragraph-properties fo:margin-top="0cm" fo:margin-bottom="0.2cm"/>
      <style:text-properties fo:font-size="20pt" style:font-size-asian="20pt" style:font-size-complex="20pt"/>
    </style:style>
    <style:style style:name="arc-outline5" style:family="presentation" style:parent-style-name="arc-outline4">
      <style:paragraph-properties fo:margin-top="0cm" fo:margin-bottom="0.1cm"/>
      <style:text-properties fo:font-size="20pt" style:font-size-asian="20pt" style:font-size-complex="20pt"/>
    </style:style>
    <style:style style:name="arc-outline6" style:family="presentation" style:parent-style-name="arc-outline5">
      <style:paragraph-properties fo:margin-top="0cm" fo:margin-bottom="0.1cm"/>
      <style:text-properties fo:font-size="20pt" style:font-size-asian="20pt" style:font-size-complex="20pt"/>
    </style:style>
    <style:style style:name="arc-outline7" style:family="presentation" style:parent-style-name="arc-outline6">
      <style:paragraph-properties fo:margin-top="0cm" fo:margin-bottom="0.1cm"/>
      <style:text-properties fo:font-size="20pt" style:font-size-asian="20pt" style:font-size-complex="20pt"/>
    </style:style>
    <style:style style:name="arc-outline8" style:family="presentation" style:parent-style-name="arc-outline7">
      <style:paragraph-properties fo:margin-top="0cm" fo:margin-bottom="0.1cm"/>
      <style:text-properties fo:font-size="20pt" style:font-size-asian="20pt" style:font-size-complex="20pt"/>
    </style:style>
    <style:style style:name="arc-outline9" style:family="presentation" style:parent-style-name="arc-outline8">
      <style:paragraph-properties fo:margin-top="0cm" fo:margin-bottom="0.1cm"/>
      <style:text-properties fo:font-size="20pt" style:font-size-asian="20pt" style:font-size-complex="20pt"/>
    </style:style>
    <style:style style:name="arc-subtitle" style:family="presentation">
      <style:graphic-properties draw:stroke="none" draw:fill="none" draw:textarea-vertical-align="middle">
        <text:list-style style:name="ar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rc-title" style:family="presentation">
      <style:graphic-properties draw:stroke="none" draw:fill="none" draw:textarea-vertical-align="middle">
        <text:list-style style:name="ar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rc-backgroundobjects">
      <style:graphic-properties draw:stroke="none" draw:fill="none" draw:fill-color="#ffffff" draw:auto-grow-height="false" fo:min-height="1.449cm"/>
    </style:style>
    <style:style style:name="Mpr2" style:family="presentation" style:parent-style-name="arc-backgroundobjects">
      <style:graphic-properties draw:stroke="none" draw:fill="none" draw:fill-color="#ffffff" draw:auto-grow-height="false" fo:min-height="1.485cm"/>
    </style:style>
    <style:style style:name="Mpr3" style:family="presentation" style:parent-style-name="ar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</style:handout-master>
    <style:master-page style:name="arc" style:page-layout-name="PM1" draw:style-name="Mdp1">
      <draw:frame presentation:style-name="arc-title" draw:layer="backgroundobjects" svg:width="25.199cm" svg:height="3.506cm" svg:x="1.4cm" svg:y="0.837cm" presentation:class="title" presentation:placeholder="true">
        <draw:text-box/>
      </draw:frame>
      <draw:frame presentation:style-name="arc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rc-title" draw:layer="backgroundobjects" svg:width="14.848cm" svg:height="11.136cm" svg:x="3.075cm" svg:y="2.257cm" presentation:class="page"/>
        <draw:frame presentation:style-name="ar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9$Build-9420</meta:generator>
    <dc:title>arc</dc:title>
    <dc:description>Ochi Takashi (hagetaka0)</dc:description>
    <dc:subject>simple background</dc:subject>
    <meta:initial-creator>Matt Simmons</meta:initial-creator>
    <meta:creation-date>2010-11-22T22:18:02</meta:creation-date>
    <dc:creator>William Sanville</dc:creator>
    <dc:date>2010-12-02T19:18:26.64</dc:date>
    <meta:keyword>simple</meta:keyword>
    <meta:keyword>background</meta:keyword>
    <meta:keyword>template</meta:keyword>
    <meta:keyword>Impress</meta:keyword>
    <meta:editing-cycles>3</meta:editing-cycles>
    <meta:editing-duration>PT00H14M21S</meta:editing-duration>
    <meta:document-statistic meta:object-count="73"/>
    <meta:user-defined meta:name="Info 2"/>
    <meta:user-defined meta:name="Info 3"/>
    <meta:user-defined meta:name="Info 4"/>
    <meta:user-defined meta:name="License">&lt;a href="http://www.youtube.com/hagetaka0&gt;YouTube - hagetaka0's Channel&lt;/a&gt;</meta:user-defined>
    <meta:template xlink:type="simple" xlink:actuate="onRequest" xlink:title="arc" xlink:href="../../../../../../../Matt/AppData/Roaming/OpenOffice.org2/user/template/Presentation%20Backgrounds/arc.otp" meta:date="2010-11-22T22:17:59"/>
  </office:meta>
</office:document-meta>
</file>